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fill-color="#000000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fill-color="#ffffff" draw:textarea-horizontal-align="justify" draw:textarea-vertical-align="middle" draw:auto-grow-height="false" fo:min-height="0.95cm" fo:min-width="6.2cm" fo:padding-top="0.15cm" fo:padding-bottom="0.15cm" fo:padding-left="0.275cm" fo:padding-right="0.275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min-height="0.95cm" fo:min-width="6.2cm" fo:padding-top="0.175cm" fo:padding-bottom="0.175cm" fo:padding-left="0.3cm" fo:padding-right="0.3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ffffff" draw:fill="solid" draw:fill-color="#ffffff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draw:fill="solid" draw:fill-color="#000000" draw:textarea-vertical-align="middle"/>
    </style:style>
    <style:style style:name="gr11" style:family="graphic" style:parent-style-name="standard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cm" svg:stroke-color="#000000" draw:fill="solid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width="0cm" svg:stroke-color="#000000" draw:textarea-vertical-align="middle"/>
    </style:style>
    <style:style style:name="gr14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cm" svg:stroke-color="#000000" draw:fill="none" draw:fill-color="#ffffff" fo:min-height="0.712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3.2cm" svg:height="16.8cm" svg:x="5.8cm" svg:y="1.6cm">
          <text:p/>
        </draw:rect>
        <draw:custom-shape draw:style-name="gr2" draw:text-style-name="P1" draw:layer="layout" svg:width="6.7cm" svg:height="1.2cm" svg:x="7.1cm" svg:y="1.813cm">
          <text:p text:style-name="P1">Automatisation gonfleu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66cm" svg:height="0.9cm" svg:x="8.567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4" draw:text-style-name="P1" draw:layer="layout" svg:width="0.933cm" svg:height="0.9cm" svg:x="8.1cm" svg:y="4.3cm">
          <text:p/>
        </draw:ellipse>
        <draw:ellipse draw:style-name="gr4" draw:text-style-name="P1" draw:layer="layout" svg:width="0.933cm" svg:height="0.9cm" svg:x="11.767cm" svg:y="4.3cm">
          <text:p/>
        </draw:ellipse>
        <draw:rect draw:style-name="gr5" draw:text-style-name="P1" draw:layer="layout" svg:width="3.8cm" svg:height="0.9cm" svg:x="8.5cm" svg:y="4.3cm">
          <text:p text:style-name="P1">Début</text:p>
        </draw:rect>
        <draw:line draw:style-name="gr6" draw:text-style-name="P1" draw:layer="layout" svg:x1="12.366cm" svg:y1="4.3cm" svg:x2="12.233cm" svg:y2="4.3cm">
          <text:p/>
        </draw:line>
        <draw:line draw:style-name="gr6" draw:text-style-name="P1" draw:layer="layout" svg:x1="12.366cm" svg:y1="5.2cm" svg:x2="12.233cm" svg:y2="5.2cm">
          <text:p/>
        </draw:line>
        <draw:line draw:style-name="gr6" draw:text-style-name="P1" draw:layer="layout" svg:x1="8.433cm" svg:y1="4.3cm" svg:x2="8.566cm" svg:y2="4.3cm">
          <text:p/>
        </draw:line>
        <draw:line draw:style-name="gr6" draw:text-style-name="P1" draw:layer="layout" svg:x1="8.566cm" svg:y1="5.2cm" svg:x2="8.433cm" svg:y2="5.2cm">
          <text:p/>
        </draw:line>
        <draw:line draw:style-name="gr7" draw:text-style-name="P1" draw:layer="layout" svg:x1="10.4cm" svg:y1="5.2cm" svg:x2="10.4cm" svg:y2="6.613cm">
          <text:p/>
        </draw:line>
        <draw:custom-shape draw:style-name="gr2" draw:text-style-name="P1" draw:layer="layout" svg:width="6.8cm" svg:height="1.2cm" svg:x="7cm" svg:y="7.113cm">
          <text:p text:style-name="P1">Demander consigne A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4cm" svg:height="3cm" svg:x="8.7cm" svg:y="10.613cm">
          <text:p text:style-name="P1"><text:span text:style-name="T1"> </text:span><text:span text:style-name="T1">0&lt;A&lt;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10.7cm" svg:y1="12.213cm" svg:x2="10.9cm" svg:y2="12.313cm">
          <text:p/>
        </draw:line>
        <draw:circle draw:style-name="gr10" draw:text-style-name="P1" xml:id="id4" draw:id="id4" draw:layer="layout" svg:width="0.3cm" svg:height="0.3cm" svg:x="12cm" svg:y="12.013cm">
          <text:p/>
        </draw:circle>
        <draw:rect draw:style-name="gr11" draw:text-style-name="P3" xml:id="id1" draw:id="id1" draw:layer="layout" svg:width="4.3cm" svg:height="2.5cm" svg:x="14.5cm" svg:y="7.113cm">
          <text:p text:style-name="P1"><text:span text:style-name="T2">Afficher :</text:span></text:p>
          <text:p text:style-name="P1"><text:span text:style-name="T2">« La consigne choisie </text:span></text:p>
          <text:p text:style-name="P1"><text:span text:style-name="T2">n'est pas valide ! »</text:span></text:p>
        </draw:rect>
        <draw:custom-shape draw:style-name="gr12" draw:text-style-name="P1" xml:id="id5" draw:id="id5" draw:layer="layout" svg:width="0.5cm" svg:height="0.505cm" draw:transform="rotate (-1.56835286584299) translate (16.905cm 9.618cm)">
          <text:p/>
          <draw:enhanced-geometry svg:viewBox="0 0 21600 21600" draw:text-areas="?f7 ?f0 21600 ?f2" draw:type="left-arrow" draw:modifiers="21600 2457.485029940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0.5cm" svg:height="0.599cm" draw:transform="rotate (-1.56835286584299) translate (10.7cm 10.113cm)">
          <text:p/>
          <draw:enhanced-geometry svg:viewBox="0 0 21600 21600" draw:mirror-horizontal="true" draw:mirror-vertical="true" draw:text-areas="?f7 ?f0 21600 ?f2" draw:type="left-arrow" draw:modifiers="21600 2457.485029940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3" draw:text-style-name="P1" draw:layer="layout" svg:x1="16.65cm" svg:y1="7.113cm" svg:x2="16.65cm" svg:y2="7.113cm" draw:start-shape="id1" draw:start-glue-point="0" draw:end-shape="id1" draw:end-glue-point="0" svg:d="M16650 7113z">
          <text:p/>
        </draw:connector>
        <draw:line draw:style-name="gr14" draw:text-style-name="P1" xml:id="id2" draw:id="id2" draw:layer="layout" svg:x1="10.4cm" svg:y1="6.213cm" svg:x2="10.6cm" svg:y2="6.213cm">
          <text:p/>
        </draw:line>
        <draw:connector draw:style-name="gr15" draw:text-style-name="P1" draw:layer="layout" draw:line-skew="3.05cm" svg:x1="10.5cm" svg:y1="6.213cm" svg:x2="16.7cm" svg:y2="6.813cm" draw:start-shape="id2" draw:start-glue-point="0" draw:end-shape="id3" draw:end-glue-point="0" svg:d="M10500 6213h6200v600">
          <text:p/>
        </draw:connector>
        <draw:custom-shape draw:style-name="gr12" draw:text-style-name="P1" draw:layer="layout" svg:width="0.5cm" svg:height="0.599cm" draw:transform="rotate (-1.56835286584299) translate (10.699cm 6.608cm)">
          <text:p/>
          <draw:enhanced-geometry svg:viewBox="0 0 21600 21600" draw:mirror-horizontal="true" draw:mirror-vertical="true" draw:text-areas="?f7 ?f0 21600 ?f2" draw:type="left-arrow" draw:modifiers="21600 2457.485029940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1" xml:id="id3" draw:id="id3" draw:layer="layout" svg:x1="16.7cm" svg:y1="7.113cm" svg:x2="16.7cm" svg:y2="6.813cm">
          <text:p/>
        </draw:line>
        <draw:custom-shape draw:style-name="gr12" draw:text-style-name="P1" draw:layer="layout" svg:width="0.579cm" svg:height="0.581cm" draw:transform="rotate (-3.13321507318082) translate (13.607cm 6.491cm)">
          <text:p/>
          <draw:enhanced-geometry svg:viewBox="0 0 21600 21600" draw:mirror-horizontal="true" draw:mirror-vertical="true" draw:text-areas="?f7 ?f0 21600 ?f2" draw:type="left-arrow" draw:modifiers="21600 2457.485029940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6.2cm" svg:height="1.2cm" svg:x="7.3cm" svg:y="15.913cm">
          <text:p text:style-name="P1">Envoyer consigne A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cm" svg:height="0.599cm" draw:transform="rotate (-1.56835286584299) translate (10.699cm 15.408cm)">
          <text:p/>
          <draw:enhanced-geometry svg:viewBox="0 0 21600 21600" draw:mirror-horizontal="true" draw:mirror-vertical="true" draw:text-areas="?f7 ?f0 21600 ?f2" draw:type="left-arrow" draw:modifiers="21600 2457.485029940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1" draw:layer="layout" svg:x1="10.4cm" svg:y1="8.313cm" svg:x2="10.4cm" svg:y2="10.113cm">
          <text:p/>
        </draw:line>
        <draw:connector draw:style-name="gr15" draw:text-style-name="P1" draw:layer="layout" svg:x1="12.3cm" svg:y1="12.163cm" svg:x2="16.654cm" svg:y2="10.119cm" draw:start-shape="id4" draw:start-glue-point="1" draw:end-shape="id5" draw:end-glue-point="1" svg:d="M12300 12163h4354v-2044">
          <text:p/>
        </draw:connector>
        <draw:line draw:style-name="gr7" draw:text-style-name="P1" draw:layer="layout" svg:x1="10.4cm" svg:y1="13.613cm" svg:x2="10.4cm" svg:y2="15.413cm">
          <text:p/>
        </draw:line>
        <draw:line draw:style-name="gr7" draw:text-style-name="P1" draw:layer="layout" svg:x1="10.4cm" svg:y1="8.313cm" svg:x2="10.4cm" svg:y2="10.113cm">
          <text:p/>
        </draw:line>
        <draw:line draw:style-name="gr7" draw:text-style-name="P1" draw:layer="layout" svg:x1="10.4cm" svg:y1="17.113cm" svg:x2="10.4cm" svg:y2="18.1cm">
          <text:p/>
        </draw:line>
        <draw:frame draw:style-name="gr16" draw:layer="layout" svg:width="2.1cm" svg:height="1.012cm" svg:x="12.6cm" svg:y="12.613cm">
          <draw:text-box>
            <text:p>Non</text:p>
          </draw:text-box>
        </draw:frame>
        <draw:frame draw:style-name="gr16" draw:layer="layout" svg:width="1.8cm" svg:height="1.012cm" svg:x="10.6cm" svg:y="14.013cm">
          <draw:text-box>
            <text:p>Oui </text:p>
          </draw:text-box>
        </draw:frame>
        <draw:line draw:style-name="gr6" draw:text-style-name="P1" draw:layer="layout" svg:x1="10.4cm" svg:y1="18.1cm" svg:x2="6.6cm" svg:y2="18.1cm">
          <text:p/>
        </draw:line>
        <draw:line draw:style-name="gr6" draw:text-style-name="P1" draw:layer="layout" svg:x1="6.6cm" svg:y1="18.1cm" svg:x2="6.6cm" svg:y2="3.4cm">
          <text:p/>
        </draw:line>
        <draw:line draw:style-name="gr6" draw:text-style-name="P1" draw:layer="layout" svg:x1="6.6cm" svg:y1="3.4cm" svg:x2="10.4cm" svg:y2="3.4cm">
          <text:p/>
        </draw:line>
        <draw:custom-shape draw:style-name="gr12" draw:text-style-name="P1" draw:layer="layout" svg:width="0.5cm" svg:height="0.599cm" draw:transform="rotate (-1.56835286584299) translate (10.699cm 3.799cm)">
          <text:p/>
          <draw:enhanced-geometry svg:viewBox="0 0 21600 21600" draw:mirror-horizontal="true" draw:mirror-vertical="true" draw:text-areas="?f7 ?f0 21600 ?f2" draw:type="left-arrow" draw:modifiers="21600 2457.485029940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1" draw:layer="layout" svg:x1="10.4cm" svg:y1="3.4cm" svg:x2="10.4cm" svg:y2="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22T08:28:49.616000000</meta:creation-date>
    <dc:date>2018-05-22T13:34:53.07</dc:date>
    <meta:editing-duration>PT1H58M12S</meta:editing-duration>
    <meta:editing-cycles>10</meta:editing-cycles>
    <meta:generator>OpenOffice/4.1.3$Win32 OpenOffice.org_project/413m1$Build-9783</meta:generator>
    <meta:document-statistic meta:object-count="38"/>
  </office:meta>
</office:document-meta>
</file>